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9.37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SIGMOD" table:style-name="ta1">
        <table:table-column table:style-name="co1" table:number-columns-repeated="15" table:default-cell-style-name="Default"/>
        <table:table-row table:style-name="ro1">
          <table:table-cell office:value-type="string">
            <text:p>Sigmo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>
            <text:p>Innovations Award</text:p>
          </table:table-cell>
          <table:table-cell table:style-name="ce2"/>
          <table:table-cell table:style-name="ce2" office:value-type="string">
            <text:p>Contributions Award</text:p>
          </table:table-cell>
          <table:table-cell table:style-name="ce2" table:number-columns-repeated="10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3054">
            <text:p>53054</text:p>
          </table:table-cell>
          <table:table-cell office:value-type="string">
            <text:p>Surajit Chaudhuri</text:p>
          </table:table-cell>
          <table:table-cell/>
          <table:table-cell office:value-type="string">
            <text:p>Gerhard Weikum</text:p>
          </table:table-cell>
          <table:table-cell table:number-columns-repeated="10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460">
            <text:p>50460</text:p>
          </table:table-cell>
          <table:table-cell office:value-type="string">
            <text:p>Umeshwar Dayal</text:p>
          </table:table-cell>
          <table:table-cell/>
          <table:table-cell office:value-type="string">
            <text:p>David Lomet</text:p>
          </table:table-cell>
          <table:table-cell table:number-columns-repeated="10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3118">
            <text:p>53118</text:p>
          </table:table-cell>
          <table:table-cell office:value-type="string">
            <text:p>Masaru Kitsuregawa</text:p>
          </table:table-cell>
          <table:table-cell/>
          <table:table-cell office:value-type="string">
            <text:p>Beng Chin Ooi</text:p>
          </table:table-cell>
          <table:table-cell table:number-columns-repeated="10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6362">
            <text:p>66362</text:p>
          </table:table-cell>
          <table:table-cell office:value-type="string">
            <text:p>Moshe Y. Vardi</text:p>
          </table:table-cell>
          <table:table-cell/>
          <table:table-cell office:value-type="string">
            <text:p>Klaus R. Dittrich</text:p>
          </table:table-cell>
          <table:table-cell table:number-columns-repeated="10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3637">
            <text:p>53637</text:p>
          </table:table-cell>
          <table:table-cell office:value-type="string">
            <text:p>Jennifer Widom</text:p>
          </table:table-cell>
          <table:table-cell/>
          <table:table-cell office:value-type="string">
            <text:p>Hans-Jörg Schek</text:p>
          </table:table-cell>
          <table:table-cell table:number-columns-repeated="10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209">
            <text:p>53209</text:p>
          </table:table-cell>
          <table:table-cell office:value-type="string">
            <text:p>Jeffrey D. Ullman</text:p>
          </table:table-cell>
          <table:table-cell/>
          <table:table-cell office:value-type="string">
            <text:p>Tamer Özsu</text:p>
          </table:table-cell>
          <table:table-cell table:number-columns-repeated="10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9520">
            <text:p>49520</text:p>
          </table:table-cell>
          <table:table-cell office:value-type="string">
            <text:p>Michael Carey</text:p>
          </table:table-cell>
          <table:table-cell/>
          <table:table-cell office:value-type="string">
            <text:p>Hongjun Lu</text:p>
          </table:table-cell>
          <table:table-cell table:number-columns-repeated="10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110">
            <text:p>68110</text:p>
          </table:table-cell>
          <table:table-cell office:value-type="string">
            <text:p>Ronald Fagin</text:p>
          </table:table-cell>
          <table:table-cell/>
          <table:table-cell office:value-type="string">
            <text:p>Surajit Chaudhuri</text:p>
          </table:table-cell>
          <table:table-cell table:number-columns-repeated="10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3">
            <text:p>293</text:p>
          </table:table-cell>
          <table:table-cell office:value-type="string">
            <text:p>Don Chamberlin</text:p>
          </table:table-cell>
          <table:table-cell/>
          <table:table-cell office:value-type="string">
            <text:p>Michael Ley</text:p>
          </table:table-cell>
          <table:table-cell table:number-columns-repeated="10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49">
            <text:p>49949</text:p>
          </table:table-cell>
          <table:table-cell office:value-type="string">
            <text:p>Patricia Selinger</text:p>
          </table:table-cell>
          <table:table-cell/>
          <table:table-cell office:value-type="string">
            <text:p>Richard Snodgrass</text:p>
          </table:table-cell>
          <table:table-cell table:number-columns-repeated="10"/>
        </table:table-row>
        <table:table-row table:style-name="ro1">
          <table:table-cell office:value-type="float" office:value="2001">
            <text:p>2001</text:p>
          </table:table-cell>
          <table:table-cell table:style-name="ce1" office:value-type="float" office:value="119031">
            <text:p>119031</text:p>
          </table:table-cell>
          <table:table-cell office:value-type="string">
            <text:p>Rudolf Bayer</text:p>
          </table:table-cell>
          <table:table-cell/>
          <table:table-cell office:value-type="string">
            <text:p>Daniel Rosenkrantz</text:p>
          </table:table-cell>
          <table:table-cell table:number-columns-repeated="10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519">
            <text:p>49519</text:p>
          </table:table-cell>
          <table:table-cell office:value-type="string">
            <text:p>Rakesh Agrawal</text:p>
          </table:table-cell>
          <table:table-cell/>
          <table:table-cell office:value-type="string">
            <text:p>Laura Haas</text:p>
          </table:table-cell>
          <table:table-cell table:number-columns-repeated="1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3338">
            <text:p>43338</text:p>
          </table:table-cell>
          <table:table-cell office:value-type="string">
            <text:p>Hector Garcia-Molina</text:p>
          </table:table-cell>
          <table:table-cell/>
          <table:table-cell office:value-type="string">
            <text:p>Michael Carey</text:p>
          </table:table-cell>
          <table:table-cell table:number-columns-repeated="10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5761">
            <text:p>115761</text:p>
          </table:table-cell>
          <table:table-cell office:value-type="string">
            <text:p>Serge Abiteboul</text:p>
          </table:table-cell>
          <table:table-cell/>
          <table:table-cell office:value-type="string">
            <text:p>Raghu Ramakrishnan</text:p>
          </table:table-cell>
          <table:table-cell table:number-columns-repeated="10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0365">
            <text:p>30365</text:p>
          </table:table-cell>
          <table:table-cell office:value-type="string">
            <text:p>David Maier</text:p>
          </table:table-cell>
          <table:table-cell/>
          <table:table-cell office:value-type="string">
            <text:p>Won Kim</text:p>
          </table:table-cell>
          <table:table-cell table:number-columns-repeated="10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8404">
            <text:p>48404</text:p>
          </table:table-cell>
          <table:table-cell office:value-type="string">
            <text:p>C. Mohan</text:p>
          </table:table-cell>
          <table:table-cell/>
          <table:table-cell office:value-type="string">
            <text:p>Avi Silberschatz</text:p>
          </table:table-cell>
          <table:table-cell table:number-columns-repeated="10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8987">
            <text:p>48987</text:p>
          </table:table-cell>
          <table:table-cell office:value-type="string">
            <text:p>David DeWitt</text:p>
          </table:table-cell>
          <table:table-cell/>
          <table:table-cell office:value-type="string">
            <text:p>Jeffrey Ullman</text:p>
          </table:table-cell>
          <table:table-cell table:number-columns-repeated="10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8221">
            <text:p>48221</text:p>
          </table:table-cell>
          <table:table-cell office:value-type="string">
            <text:p>Philip Bernstein</text:p>
          </table:table-cell>
          <table:table-cell/>
          <table:table-cell office:value-type="string">
            <text:p>Yahiko Kambayashi</text:p>
          </table:table-cell>
          <table:table-cell table:number-columns-repeated="10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31">
            <text:p>231</text:p>
          </table:table-cell>
          <table:table-cell office:value-type="string">
            <text:p>Jim Gray</text:p>
          </table:table-cell>
          <table:table-cell/>
          <table:table-cell office:value-type="string">
            <text:p>Gio Wiederhold</text:p>
          </table:table-cell>
          <table:table-cell table:number-columns-repeated="10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8665">
            <text:p>48665</text:p>
          </table:table-cell>
          <table:table-cell office:value-type="string">
            <text:p>Michael Stonebraker</text:p>
          </table:table-cell>
          <table:table-cell/>
          <table:table-cell office:value-type="string">
            <text:p>Maria Zemankova</text:p>
          </table:table-cell>
          <table:table-cell table:number-columns-repeated="10"/>
        </table:table-row>
      </table:table>
      <table:table table:name="SIGIR" table:style-name="ta1">
        <table:table-column table:style-name="co1" table:number-columns-repeated="3" table:default-cell-style-name="Default"/>
        <table:table-row table:style-name="ro3">
          <table:table-cell office:value-type="string">
            <text:p>SIGI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Gerard Salton Awar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0785">
            <text:p>100785</text:p>
          </table:table-cell>
          <table:table-cell office:value-type="string">
            <text:p>Norbert Fuhr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1309">
            <text:p>81309</text:p>
          </table:table-cell>
          <table:table-cell office:value-type="string">
            <text:p>Susan Dumai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5344">
            <text:p>35344</text:p>
          </table:table-cell>
          <table:table-cell office:value-type="string">
            <text:p>C.J. "Keith" van Rijsbergen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0132">
            <text:p>110132</text:p>
          </table:table-cell>
          <table:table-cell office:value-type="string">
            <text:p>W. Bruce Crof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14840">
            <text:p>214840</text:p>
          </table:table-cell>
          <table:table-cell office:value-type="string">
            <text:p>Stephen Robertson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416">
            <text:p>13416</text:p>
          </table:table-cell>
          <table:table-cell office:value-type="string">
            <text:p>Tefko Saracevic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54233">
            <text:p>254233</text:p>
          </table:table-cell>
          <table:table-cell office:value-type="string">
            <text:p>William Cooper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54684">
            <text:p>254684</text:p>
          </table:table-cell>
          <table:table-cell office:value-type="string">
            <text:p>Cyril Cleverdon (1914-1997)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0819">
            <text:p>110819</text:p>
          </table:table-cell>
          <table:table-cell office:value-type="string">
            <text:p>Karen Spärck Jones (1935-2007)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1472">
            <text:p>111472</text:p>
          </table:table-cell>
          <table:table-cell office:value-type="string">
            <text:p>Gerard Salton (1927-1995)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H-index baixos</text:p>
          </table:table-cell>
          <table:table-cell/>
        </table:table-row>
      </table:table>
      <table:table table:name="SIGCHI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3">
          <table:table-cell office:value-type="string">
            <text:p>SIGCHI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Achievement Award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office:value-type="string">
            <text:p>Douglas C. Engelbar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9270">
            <text:p>209270</text:p>
          </table:table-cell>
          <table:table-cell office:value-type="string">
            <text:p>Stuart K. Card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739">
            <text:p>12739</text:p>
          </table:table-cell>
          <table:table-cell office:value-type="string">
            <text:p>Ben Shneiderman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328">
            <text:p>50328</text:p>
          </table:table-cell>
          <table:table-cell office:value-type="string">
            <text:p>Donald A. Norman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824">
            <text:p>12824</text:p>
          </table:table-cell>
          <table:table-cell office:value-type="string">
            <text:p>John M. Carroll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9772">
            <text:p>109772</text:p>
          </table:table-cell>
          <table:table-cell office:value-type="string">
            <text:p>Tom Moran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50991">
            <text:p>450991</text:p>
          </table:table-cell>
          <table:table-cell office:value-type="string">
            <text:p>Tom Landauer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518">
            <text:p>50518</text:p>
          </table:table-cell>
          <table:table-cell office:value-type="string">
            <text:p>Judith Olson</text:p>
          </table:table-cell>
        </table:table-row>
        <table:table-row table:style-name="ro1">
          <table:table-cell/>
          <table:table-cell office:value-type="float" office:value="351355">
            <text:p>351355</text:p>
          </table:table-cell>
          <table:table-cell office:value-type="string">
            <text:p>Gary Olson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0975">
            <text:p>80975</text:p>
          </table:table-cell>
          <table:table-cell office:value-type="string">
            <text:p>James D. Foley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12224">
            <text:p>412224</text:p>
          </table:table-cell>
          <table:table-cell office:value-type="string">
            <text:p>Bill Buxton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1104">
            <text:p>61104</text:p>
          </table:table-cell>
          <table:table-cell office:value-type="string">
            <text:p>Sara Kiesler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9533">
            <text:p>79533</text:p>
          </table:table-cell>
          <table:table-cell table:style-name="Default" office:value-type="string">
            <text:p>Karen Holtzblatt</text:p>
          </table:table-cell>
        </table:table-row>
        <table:table-row table:style-name="ro1">
          <table:table-cell/>
          <table:table-cell office:value-type="string">
            <text:p>??</text:p>
          </table:table-cell>
          <table:table-cell table:style-name="Default" office:value-type="string">
            <text:p>Lucy Suchman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??</text:p>
          </table:table-cell>
          <table:table-cell table:style-name="Default" office:value-type="string">
            <text:p>Larry Tesler</text:p>
          </table:table-cell>
        </table:table-row>
        <table:table-row table:style-name="ro1">
          <table:table-cell/>
          <table:table-cell office:value-type="float" office:value="38666">
            <text:p>38666</text:p>
          </table:table-cell>
          <table:table-cell table:style-name="Default" office:value-type="string">
            <text:p>Terry Winogra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12544">
            <text:p>412544</text:p>
          </table:table-cell>
          <table:table-cell table:style-name="Default" office:value-type="string">
            <text:p>Joy Mountford</text:p>
          </table:table-cell>
        </table:table-row>
        <table:table-row table:style-name="ro1">
          <table:table-cell/>
          <table:table-cell office:value-type="float" office:value="202584">
            <text:p>202584</text:p>
          </table:table-cell>
          <table:table-cell table:style-name="Default" office:value-type="string">
            <text:p>Dan Olsen</text:p>
          </table:table-cell>
        </table:table-row>
        <table:table-row table:style-name="ro3">
          <table:table-cell table:number-columns-repeated="2"/>
          <table:table-cell table:style-name="Default"/>
        </table:table-row>
      </table:table>
      <table:table table:name="SIGCOMM" table:style-name="ta1">
        <table:table-column table:style-name="co1" table:number-columns-repeated="4" table:default-cell-style-name="Default"/>
        <table:table-row table:style-name="ro3">
          <table:table-cell office:value-type="string">
            <text:p>SIGCOM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Award Recipients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72870">
            <text:p>72870</text:p>
          </table:table-cell>
          <table:table-cell office:value-type="string">
            <text:p>Nick McKeown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7356">
            <text:p>47356</text:p>
          </table:table-cell>
          <table:table-cell office:value-type="string">
            <text:p>Vern Paxson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14038">
            <text:p>214038</text:p>
          </table:table-cell>
          <table:table-cell office:value-type="string">
            <text:p>Radia Perlman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980">
            <text:p>10980</text:p>
          </table:table-cell>
          <table:table-cell office:value-type="string">
            <text:p>Jon Crowcroft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7346">
            <text:p>47346</text:p>
          </table:table-cell>
          <table:table-cell office:value-type="string">
            <text:p>Don Towsley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13761">
            <text:p>213761</text:p>
          </table:table-cell>
          <table:table-cell office:value-type="string">
            <text:p>Sally Floyd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8824">
            <text:p>48824</text:p>
          </table:table-cell>
          <table:table-cell office:value-type="string">
            <text:p>Domenico Ferrari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97163">
            <text:p>697163</text:p>
          </table:table-cell>
          <table:table-cell office:value-type="string">
            <text:p>Paul Mockapetris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9206">
            <text:p>49206</text:p>
          </table:table-cell>
          <table:table-cell office:value-type="string">
            <text:p>Simon Lam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6520">
            <text:p>76520</text:p>
          </table:table-cell>
          <table:table-cell office:value-type="string">
            <text:p>David Cheriton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1662">
            <text:p>151662</text:p>
          </table:table-cell>
          <table:table-cell office:value-type="string">
            <text:p>Scott Shenker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14062">
            <text:p>214062</text:p>
          </table:table-cell>
          <table:table-cell office:value-type="string">
            <text:p>Van Jacobson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??</text:p>
          </table:table-cell>
          <table:table-cell table:style-name="ce3" office:value-type="string">
            <text:p>Andre Danthine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??</text:p>
          </table:table-cell>
          <table:table-cell office:value-type="string">
            <text:p>Peter Kirstein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office:value-type="string">
            <text:p>Dr. Larry Roberts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13945">
            <text:p>213945</text:p>
          </table:table-cell>
          <table:table-cell table:style-name="ce1" office:value-type="string">
            <text:p>Jon Postel</text:p>
          </table:table-cell>
          <table:table-cell/>
        </table:table-row>
        <table:table-row table:style-name="ro1">
          <table:table-cell/>
          <table:table-cell office:value-type="string">
            <text:p>??</text:p>
          </table:table-cell>
          <table:table-cell table:style-name="ce1" office:value-type="string">
            <text:p>Louis Pouzin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3416">
            <text:p>43416</text:p>
          </table:table-cell>
          <table:table-cell table:style-name="ce1" office:value-type="string">
            <text:p>Vint Cerf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4249">
            <text:p>34249</text:p>
          </table:table-cell>
          <table:table-cell table:style-name="ce1" office:value-type="string">
            <text:p>David J Farber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08660">
            <text:p>208660</text:p>
          </table:table-cell>
          <table:table-cell office:value-type="string">
            <text:p>Paul Green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??</text:p>
          </table:table-cell>
          <table:table-cell office:value-type="string">
            <text:p>Robert Kahn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??</text:p>
          </table:table-cell>
          <table:table-cell table:style-name="ce1" office:value-type="string">
            <text:p>Sandy Fraser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??</text:p>
          </table:table-cell>
          <table:table-cell table:style-name="ce1" office:value-type="string">
            <text:p>Hubert Zimmerman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94010">
            <text:p>194010</text:p>
          </table:table-cell>
          <table:table-cell table:style-name="ce1" office:value-type="string">
            <text:p>David D. Clark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8320">
            <text:p>48320</text:p>
          </table:table-cell>
          <table:table-cell table:style-name="ce1" office:value-type="string">
            <text:p>Leonard Kleinrock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??</text:p>
          </table:table-cell>
          <table:table-cell table:style-name="ce1" office:value-type="string">
            <text:p>Paul Baran</text:p>
          </table:table-cell>
          <table:table-cell/>
        </table:table-row>
      </table:table>
      <table:table table:name="KD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office:value-type="string">
            <text:p>KDD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novation Award Recipients 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542">
            <text:p>32542</text:p>
          </table:table-cell>
          <table:table-cell office:value-type="string">
            <text:p>Vipin Kumar's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?</text:p>
          </table:table-cell>
          <table:table-cell office:value-type="string">
            <text:p>J. Ross Quinlan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9320">
            <text:p>49320</text:p>
          </table:table-cell>
          <table:table-cell office:value-type="string">
            <text:p>Christos Faloutsos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2969">
            <text:p>52969</text:p>
          </table:table-cell>
          <table:table-cell office:value-type="string">
            <text:p>Padhraic Smyth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4980">
            <text:p>34980</text:p>
          </table:table-cell>
          <table:table-cell office:value-type="string">
            <text:p>Raghu Ramakrishnan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22524">
            <text:p>322524</text:p>
          </table:table-cell>
          <table:table-cell office:value-type="string">
            <text:p>Usama M. Fayyad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217">
            <text:p>53217</text:p>
          </table:table-cell>
          <table:table-cell office:value-type="string">
            <text:p>Ramakrishnan Srikant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??</text:p>
          </table:table-cell>
          <table:table-cell office:value-type="string">
            <text:p>Leo Breiman</text:p>
          </table:table-cell>
          <table:table-cell/>
          <table:table-cell office:value-type="string">
            <text:p>Tem 1 artigo na PKDD, não tem artigo nas demais confs.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8268">
            <text:p>48268</text:p>
          </table:table-cell>
          <table:table-cell office:value-type="string">
            <text:p>Jiawei Han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0006">
            <text:p>20006</text:p>
          </table:table-cell>
          <table:table-cell office:value-type="string">
            <text:p>Heikki Manill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31347">
            <text:p>531347</text:p>
          </table:table-cell>
          <table:table-cell office:value-type="string">
            <text:p>Jerome H. Friedman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519">
            <text:p>49519</text:p>
          </table:table-cell>
          <table:table-cell office:value-type="string">
            <text:p>Rakesh Agrawal</text:p>
          </table:table-cell>
          <table:table-cell table:number-columns-repeated="2"/>
        </table:table-row>
        <table:table-row table:style-name="ro3" table:number-rows-repeated="104856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lanilha5" table:style-name="ta1">
        <table:table-column table:style-name="co1" table:number-columns-repeated="9" table:default-cell-style-name="ce6"/>
        <table:table-row table:style-name="ro3">
          <table:table-cell table:style-name="ce5" office:value-type="string" table:number-columns-spanned="9" table:number-rows-spanned="1">
            <text:p>Considerando somente os que foram encontrados no DATASET</text:p>
          </table:table-cell>
          <table:covered-table-cell table:number-columns-repeated="8" table:style-name="Default"/>
        </table:table-row>
        <table:table-row table:style-name="ro3">
          <table:table-cell/>
          <table:table-cell table:style-name="ce7" office:value-type="string">
            <text:p>Toda a Lista</text:p>
          </table:table-cell>
          <table:table-cell table:style-name="ce7" office:value-type="string">
            <text:p>TOP 200</text:p>
          </table:table-cell>
          <table:table-cell table:style-name="ce7" office:value-type="string">
            <text:p>TOP 150</text:p>
          </table:table-cell>
          <table:table-cell table:style-name="ce7" office:value-type="string">
            <text:p>TOP 100</text:p>
          </table:table-cell>
          <table:table-cell table:style-name="ce7" office:value-type="string">
            <text:p>TOP 75</text:p>
          </table:table-cell>
          <table:table-cell table:style-name="ce7" office:value-type="string">
            <text:p>TOP 50</text:p>
          </table:table-cell>
          <table:table-cell table:style-name="ce7" office:value-type="string">
            <text:p>TOP 25</text:p>
          </table:table-cell>
          <table:table-cell table:style-name="ce7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float" office:value="0.466666666667">
            <text:p>0,4666666667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333333333333">
            <text:p>0,3333333333</text:p>
          </table:table-cell>
          <table:table-cell office:value-type="float" office:value="0.266666666667">
            <text:p>0,2666666667</text:p>
          </table:table-cell>
          <table:table-cell office:value-type="float" office:value="0.133333333333">
            <text:p>0,1333333333</text:p>
          </table:table-cell>
          <table:table-cell office:value-type="float" office:value="0.0666666666667">
            <text:p>0,06666666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IGCOMM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444444444444">
            <text:p>0,4444444444</text:p>
          </table:table-cell>
          <table:table-cell office:value-type="float" office:value="0.388888888889">
            <text:p>0,3888888889</text:p>
          </table:table-cell>
          <table:table-cell office:value-type="float" office:value="0.333333333333">
            <text:p>0,3333333333</text:p>
          </table:table-cell>
          <table:table-cell table:number-columns-repeated="2" office:value-type="float" office:value="0.222222222222">
            <text:p>0,2222222222</text:p>
          </table:table-cell>
        </table:table-row>
        <table:table-row table:style-name="ro3">
          <table:table-cell office:value-type="string">
            <text:p>SIGIR</text:p>
          </table:table-cell>
          <table:table-cell table:number-columns-repeated="2"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table:number-columns-repeated="2" office:value-type="float" office:value="0.4">
            <text:p>0,4</text:p>
          </table:table-cell>
        </table:table-row>
        <table:table-row table:style-name="ro3">
          <table:table-cell office:value-type="string">
            <text:p>SIGMOD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office:value-type="float" office:value="0.4">
            <text:p>0,4</text:p>
          </table:table-cell>
        </table:table-row>
        <table:table-row table:style-name="ro3">
          <table:table-cell office:value-type="string">
            <text:p>KDD</text:p>
          </table:table-cell>
          <table:table-cell table:number-columns-repeated="3" office:value-type="float" office:value="0.9">
            <text:p>0,9</text:p>
          </table:table-cell>
          <table:table-cell table:number-columns-repeated="3" office:value-type="float" office:value="0.6">
            <text:p>0,6</text:p>
          </table:table-cell>
          <table:table-cell table:number-columns-repeated="2" table:style-name="ce8" office:value-type="float" office:value="0.6">
            <text:p>0,6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3">
          <table:table-cell table:style-name="ce5" office:value-type="string" table:number-columns-spanned="9" table:number-rows-spanned="1">
            <text:p>Considerando os que não foram localizado no DATASET</text:p>
          </table:table-cell>
          <table:covered-table-cell table:number-columns-repeated="8" table:style-name="Default"/>
        </table:table-row>
        <table:table-row table:style-name="ro3">
          <table:table-cell/>
          <table:table-cell table:style-name="ce7" office:value-type="string">
            <text:p>Toda a Lista</text:p>
          </table:table-cell>
          <table:table-cell table:style-name="ce7" office:value-type="string">
            <text:p>TOP 200</text:p>
          </table:table-cell>
          <table:table-cell table:style-name="ce7" office:value-type="string">
            <text:p>TOP 150</text:p>
          </table:table-cell>
          <table:table-cell table:style-name="ce7" office:value-type="string">
            <text:p>TOP 100</text:p>
          </table:table-cell>
          <table:table-cell table:style-name="ce7" office:value-type="string">
            <text:p>TOP 75</text:p>
          </table:table-cell>
          <table:table-cell table:style-name="ce7" office:value-type="string">
            <text:p>TOP 50</text:p>
          </table:table-cell>
          <table:table-cell table:style-name="ce7" office:value-type="string">
            <text:p>TOP 25</text:p>
          </table:table-cell>
          <table:table-cell table:style-name="ce7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float" office:value="0.388888888889">
            <text:p>0,3888888889</text:p>
          </table:table-cell>
          <table:table-cell table:number-columns-repeated="2" office:value-type="float" office:value="0.333333333333">
            <text:p>0,3333333333</text:p>
          </table:table-cell>
          <table:table-cell office:value-type="float" office:value="0.277777777778">
            <text:p>0,2777777778</text:p>
          </table:table-cell>
          <table:table-cell office:value-type="float" office:value="0.222222222222">
            <text:p>0,2222222222</text:p>
          </table:table-cell>
          <table:table-cell office:value-type="float" office:value="0.111111111111">
            <text:p>0,1111111111</text:p>
          </table:table-cell>
          <table:table-cell office:value-type="float" office:value="0.0555555555556">
            <text:p>0,05555555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IGCOMM</text:p>
          </table:table-cell>
          <table:table-cell table:number-columns-repeated="3" office:value-type="float" office:value="0.346153846154">
            <text:p>0,3461538462</text:p>
          </table:table-cell>
          <table:table-cell office:value-type="float" office:value="0.307692307692">
            <text:p>0,3076923077</text:p>
          </table:table-cell>
          <table:table-cell office:value-type="float" office:value="0.269230769231">
            <text:p>0,2692307692</text:p>
          </table:table-cell>
          <table:table-cell office:value-type="float" office:value="0.230769230769">
            <text:p>0,2307692308</text:p>
          </table:table-cell>
          <table:table-cell table:number-columns-repeated="2" office:value-type="float" office:value="0.153846153846">
            <text:p>0,1538461538</text:p>
          </table:table-cell>
        </table:table-row>
        <table:table-row table:style-name="ro3">
          <table:table-cell office:value-type="string">
            <text:p>SIGIR</text:p>
          </table:table-cell>
          <table:table-cell table:number-columns-repeated="2"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table:number-columns-repeated="2" office:value-type="float" office:value="0.4">
            <text:p>0,4</text:p>
          </table:table-cell>
        </table:table-row>
        <table:table-row table:style-name="ro3">
          <table:table-cell office:value-type="string">
            <text:p>SIGMOD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office:value-type="float" office:value="0.4">
            <text:p>0,4</text:p>
          </table:table-cell>
        </table:table-row>
        <table:table-row table:style-name="ro3">
          <table:table-cell office:value-type="string">
            <text:p>KDD</text:p>
          </table:table-cell>
          <table:table-cell table:number-columns-repeated="3" office:value-type="float" office:value="0.75">
            <text:p>0,75</text:p>
          </table:table-cell>
          <table:table-cell table:number-columns-repeated="5" office:value-type="float" office:value="0.5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02-24T15:54:07</meta:creation-date>
    <dc:date>2013-02-25T19:39:04</dc:date>
    <dc:creator>Bruno Leite</dc:creator>
    <meta:editing-duration>PT14H24M51S</meta:editing-duration>
    <meta:editing-cycles>49</meta:editing-cycles>
    <meta:generator>LibreOffice/3.5$Linux_X86_64 LibreOffice_project/350m1$Build-2</meta:generator>
    <meta:document-statistic meta:table-count="6" meta:cell-count="395" meta:object-count="0"/>
  </office:meta>
</office:document-meta>
</file>